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60000001E85F1933FA5FBA3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29.528cm" fo:margin-left="-1.393cm" table:align="left"/>
    </style:style>
    <style:style style:name="Tableau1.A" style:family="table-column">
      <style:table-column-properties style:column-width="2.117cm"/>
    </style:style>
    <style:style style:name="Tableau1.B" style:family="table-column">
      <style:table-column-properties style:column-width="3.413cm"/>
    </style:style>
    <style:style style:name="Tableau1.C" style:family="table-column">
      <style:table-column-properties style:column-width="11.192cm"/>
    </style:style>
    <style:style style:name="Tableau1.D" style:family="table-column">
      <style:table-column-properties style:column-width="4.101cm"/>
    </style:style>
    <style:style style:name="Tableau1.E" style:family="table-column">
      <style:table-column-properties style:column-width="8.705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E1" style:family="table-cell">
      <style:table-cell-properties fo:padding="0.097cm" fo:border="0.25pt solid #000000" style:writing-mode="lr-tb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E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text-properties fo:font-size="11pt" officeooo:rsid="001aeeb1" officeooo:paragraph-rsid="001aeeb1" style:font-size-asian="11pt" style:font-size-complex="11pt"/>
    </style:style>
    <style:style style:name="P6" style:family="paragraph" style:parent-style-name="Table_20_Contents">
      <style:text-properties fo:font-size="11pt" officeooo:rsid="001be100" officeooo:paragraph-rsid="001be100" style:font-size-asian="11pt" style:font-size-complex="11pt"/>
    </style:style>
    <style:style style:name="P7" style:family="paragraph" style:parent-style-name="Table_20_Contents">
      <style:text-properties fo:font-size="11pt" officeooo:rsid="001c54f4" officeooo:paragraph-rsid="001c54f4" style:font-size-asian="11pt" style:font-size-complex="11pt"/>
    </style:style>
    <style:style style:name="P8" style:family="paragraph" style:parent-style-name="Heading" style:master-page-name="MP0">
      <style:paragraph-properties style:page-number="auto" fo:break-before="page"/>
    </style:style>
    <style:style style:name="P9" style:family="paragraph" style:parent-style-name="Standard" style:list-style-name="L1"/>
    <style:style style:name="P10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text-properties fo:font-size="11pt" officeooo:rsid="001de994" officeooo:paragraph-rsid="001de994" style:font-size-asian="11pt" style:font-size-complex="11pt"/>
    </style:style>
    <style:style style:name="P13" style:family="paragraph" style:parent-style-name="Text_20_body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color="#c9211e" loext:opacity="100%" fo:font-weight="bold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1aeeb1"/>
    </style:style>
    <style:style style:name="T6" style:family="text">
      <style:text-properties officeooo:rsid="001be100"/>
    </style:style>
    <style:style style:name="T7" style:family="text">
      <style:text-properties style:font-name="DejaVuSans"/>
    </style:style>
    <style:style style:name="T8" style:family="text">
      <style:text-properties style:font-name="DejaVuSans" officeooo:rsid="001de994"/>
    </style:style>
    <style:style style:name="T9" style:family="text">
      <style:text-properties officeooo:rsid="001de994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Image1" text:anchor-type="paragraph" svg:x="-1.201cm" svg:y="-1.376cm" svg:width="2.275cm" style:rel-width="scale" svg:height="0.794cm" style:rel-height="scale" draw:z-index="0"><draw:image xlink:href="Pictures/10000000000000560000001E85F1933FA5FBA3EA.png" xlink:type="simple" xlink:show="embed" xlink:actuate="onLoad" draw:mime-type="image/png"/></draw:frame>TÂCHES EFFECTUÉES ET INVESTISSEMENT</text:p>
      <text:p text:style-name="Subtitle">FICHE POUR LE OU LA CHEF. FE DE PROJET</text:p>
      <text:p text:style-name="Text_20_body">Voici la grille récapitulant <text:span text:style-name="Police_20_par_20_défaut"><text:span text:style-name="T1">les tâches de chaque membre du groupe et son investissement</text:span></text:span> dans le projet tuteuré. Elle est à <text:span text:style-name="Police_20_par_20_défaut"><text:span text:style-name="T2">envoyer à la ou au professeur·e référent·e lors de votre compte rendu hebdomadaire</text:span></text:span>.</text:p>
      <text:p text:style-name="P1">Marche à suivre :</text:p>
      <text:list xml:id="list3828388714" text:style-name="L1">
        <text:list-item>
          <text:list>
            <text:list-item>
              <text:list>
                <text:list-item>
                  <text:p text:style-name="P9">remplacez « n°x » par prénom et NOM – conservez le même ordre tout le semestre !</text:p>
                </text:list-item>
                <text:list-item>
                  <text:p text:style-name="P9">copiez les informations de chacun des membres de votre groupe dans cette grille – vérifiez que les pourcentages semblent correspondre à la réalité en tenant compte de <text:span text:style-name="Police_20_par_20_défaut"><text:span text:style-name="T1">ce qui a été fait par rapport à ce qui était demandé (en fonction de la difficulté, de la quantité et de la qualité du travail) </text:span></text:span>et <text:span text:style-name="Police_20_par_20_défaut"><text:span text:style-name="T1">par rapport à celui des autres (les tâches pouvaient être plus ou moins difficiles, plus ou moins longues)</text:span></text:span> ;</text:p>
                </text:list-item>
                <text:list-item>
                  <text:p text:style-name="P13">vérifiez l’expression avant de l’envoyer au <text:span text:style-name="Police_20_par_20_défaut"><text:span text:style-name="T3">format PDF</text:span></text:span>.</text:p>
                </text:list-item>
              </text:list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3">Dates d’envoi des mails</text:p>
          </table:table-cell>
          <table:table-cell table:style-name="Tableau1.A1" office:value-type="string">
            <text:p text:style-name="P3">Étudiant·e·s</text:p>
          </table:table-cell>
          <table:table-cell table:style-name="Tableau1.A1" office:value-type="string">
            <text:p text:style-name="P3">Tâches réalisées dans la semaine (soyez précis·e)</text:p>
          </table:table-cell>
          <table:table-cell table:style-name="Tableau1.A1" office:value-type="string">
            <text:p text:style-name="P3">Investissement dans le projet tuteuré</text:p>
            <text:p text:style-name="P3">(en pourcentage)</text:p>
          </table:table-cell>
          <table:table-cell table:style-name="Tableau1.E1" office:value-type="string">
            <text:p text:style-name="P3">Remarques</text:p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Mise en place des outils de gestion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Premières 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Premières ébauches du site web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6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>Création du Gant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Ebauche du site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1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echerches sur le site et transition sur trello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Élaboration des questions pour le sondage à venir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mplissage des parties/sous-parties à et du contenu à</text:p>
            <text:p text:style-name="P4"><text:soft-page-break/>insérer dans le site et le rapport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25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R<text:span text:style-name="T5">echerche d’inspiration pour la charte graphique et création du sondage</text:span></text:p>
          </table:table-cell>
          <table:table-cell table:style-name="Tableau1.A2" office:value-type="string">
            <text:p text:style-name="P5">3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Création d’un Google <text:span text:style-name="T5">form</text:span> pour le Sondage</text:p>
          </table:table-cell>
          <table:table-cell table:style-name="Tableau1.A2" office:value-type="string">
            <text:p text:style-name="P5">9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Recherches sur le fonctionnement des MAO</text:p>
          </table:table-cell>
          <table:table-cell table:style-name="Tableau1.A2" office:value-type="string">
            <text:p text:style-name="P4">1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e la charte graphique. Sélection couleurs,</text:p>
            <text:p text:style-name="P4">images et édition des styles.</text:p>
          </table:table-cell>
          <table:table-cell table:style-name="Tableau1.A2" office:value-type="string">
            <text:p text:style-name="P4">3<text:span text:style-name="T5">0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7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Confirmation du sondage et préparation de l’analyse</text:p>
          </table:table-cell>
          <table:table-cell table:style-name="Tableau1.A2" office:value-type="string">
            <text:p text:style-name="P4">4<text:span text:style-name="T6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6">Finalisation du sondage</text:p>
          </table:table-cell>
          <table:table-cell table:style-name="Tableau1.A2" office:value-type="string">
            <text:p text:style-name="P6">99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<text:span text:style-name="T6">in des recherches sur le fonctionnement</text:span></text:p>
            <text:p text:style-name="P6">Bon avancement des recherches sur les droits</text:p>
          </table:table-cell>
          <table:table-cell table:style-name="Tableau1.A2" office:value-type="string">
            <text:p text:style-name="P6">6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Finalisation de la charte graphique,</text:p>
          </table:table-cell>
          <table:table-cell table:style-name="Tableau1.A2" office:value-type="string">
            <text:p text:style-name="P6">90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9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>Gestion du sondage est début prototypage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Lancement du Sondage + Début des recherches des</text:p>
            <text:p text:style-name="P4">parties 2 et 3</text:p>
          </table:table-cell>
          <table:table-cell table:style-name="Tableau1.A2" office:value-type="string">
            <text:p text:style-name="P7">Sondage: 100 %</text:p>
            <text:p text:style-name="P7">Parties 2/3 : 5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Début de rédaction de l’introduction du rapport</text:p>
          </table:table-cell>
          <table:table-cell table:style-name="Tableau1.A2" office:value-type="string">
            <text:p text:style-name="P12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Réalisation du prototype du site web</text:p>
          </table:table-cell>
          <table:table-cell table:style-name="Tableau1.A2" office:value-type="string">
            <text:p text:style-name="P4">5 %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3/11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12">Extraction et début du traitement du sondage</text:p>
          </table:table-cell>
          <table:table-cell table:style-name="Tableau1.A2" office:value-type="string">
            <text:p text:style-name="P4"><text:span text:style-name="T9">10</text:span>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>Poursuite des recherches parties 2 et 3</text:p>
          </table:table-cell>
          <table:table-cell table:style-name="Tableau1.A2" office:value-type="string">
            <text:p text:style-name="P12">10 %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>Fin de rédaction de l’intro, début de la partie 1</text:p>
          </table:table-cell>
          <table:table-cell table:style-name="Tableau1.A2" office:value-type="string">
            <text:p text:style-name="P10"><text:span text:style-name="T7">1</text:span><text:span text:style-name="T8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>Développement du site Internet / utilisation de</text:p>
            <text:p text:style-name="P4">bootstrap.</text:p>
          </table:table-cell>
          <table:table-cell table:style-name="Tableau1.A2" office:value-type="string">
            <text:p text:style-name="P4">1<text:span text:style-name="T9">5 %</text:span></text:p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8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30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4/12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1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16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table-cell table:style-name="Tableau1.A2" table:number-rows-spanned="4" office:value-type="string">
            <text:p text:style-name="Table_20_Contents"><text:span text:style-name="Police_20_par_20_défaut"><text:span text:style-name="T4">23/10/20</text:span></text:span></text:p>
          </table:table-cell>
          <table:table-cell table:style-name="Tableau1.A2" office:value-type="string">
            <text:p text:style-name="P2">AVILM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MTROGNO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LHEIDET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  <table:table-row>
          <table:covered-table-cell/>
          <table:table-cell table:style-name="Tableau1.A2" office:value-type="string">
            <text:p text:style-name="P2">WBERHNARD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E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family-generic="system" style:font-charset="x-symbol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Sans" svg:font-family="DejaVuSans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OpenSymbol" svg:font-family="OpenSymbol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WenQuanYi Zen Hei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101cm" style:contextual-spacing="false" fo:text-align="justify" style:justify-single-word="false" fo:orphans="2" fo:widows="2" fo:hyphenation-ladder-count="no-limit" fo:text-indent="1.401cm" style:auto-text-indent="false"/>
      <style:text-properties style:font-name="DejaVu Sans" fo:font-family="'DejaVu Sans'" style:font-family-generic="swiss" style:font-pitch="variable" fo:font-size="10.5pt" style:font-name-asian="DejaVu Sans" style:font-family-asian="'DejaVu Sans'" style:font-family-generic-asian="swiss" style:font-pitch-asian="variable" style:font-size-asian="10.5pt" style:font-name-complex="DejaVu Sans" style:font-family-complex="'DejaVu Sans'" style:font-family-generic-complex="swiss" style:font-pitch-complex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hyphenation-ladder-count="no-limit"/>
      <style:text-properties fo:font-size="28pt" style:font-size-asian="28pt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3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99cm" fo:margin-bottom="0.109cm" style:contextual-spacing="false" fo:text-align="justify" style:justify-single-word="false" fo:hyphenation-ladder-count="no-limit"/>
      <style:text-properties fo:color="#000099" loext:opacity="100%" style:font-name="Linux Biolinum O" fo:font-family="'Linux Biolinum O'" style:font-family-generic="system" style:font-pitch="variable" fo:font-size="18pt" style:font-name-asian="Linux Biolinum O" style:font-family-asian="'Linux Biolinum O'" style:font-family-generic-asian="system" style:font-pitch-asian="variable" style:font-size-asian="18pt" style:font-name-complex="Linux Biolinum O" style:font-family-complex="'Linux Biolinum O'" style:font-family-generic-complex="system" style:font-pitch-complex="variable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cm" fo:margin-bottom="0.109cm" style:contextual-spacing="false" fo:text-align="justify" style:justify-single-word="false" fo:hyphenation-ladder-count="no-limit"/>
      <style:text-properties fo:color="#0000cc" loext:opacity="100%" fo:font-size="16pt" fo:font-style="italic" style:font-size-asian="16pt" style:font-style-asian="italic" style:font-style-complex="italic"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.109cm" style:contextual-spacing="false" fo:text-align="justify" style:justify-single-word="false" fo:hyphenation-ladder-count="no-limit"/>
      <style:text-properties fo:color="#0000ff" loext:opacity="100%" fo:font-size="14pt" style:font-size-asian="14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FreeSans" style:font-family-complex="FreeSans" style:font-family-generic-complex="system" style:font-pitch-complex="variable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Subtitle" style:family="paragraph" style:parent-style-name="Heading" style:next-style-name="Text_20_body" style:class="chapter">
      <style:paragraph-properties fo:margin-top="0cm" fo:margin-bottom="0.3cm" style:contextual-spacing="false" fo:hyphenation-ladder-count="no-limit"/>
      <style:text-properties fo:font-size="22pt" style:font-size-asian="22pt" style:font-size-complex="18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text-align="end" style:justify-single-word="false"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 loext:hyphenation-no-caps="false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hyphenation-ladder-count="no-limit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11pt" fo:font-weight="bold" style:font-size-asian="11pt" style:font-weight-asian="bold"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10.5pt" style:font-size-asian="10.5pt" fo:hyphenate="false" loext:hyphenation-no-caps="false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fo:font-size="10pt" style:font-size-asian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margin-left="0cm" fo:margin-right="0cm" fo:hyphenation-ladder-count="no-limit" fo:text-indent="0cm" style:auto-text-indent="false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olice_20_par_20_défaut" style:display-name="Police par défaut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_5f_OutlineListStyle_5f_1" style:display-name="WW_OutlineListStyle_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title>cours</dc:title>
    <meta:creation-date>2020-10-16T14:31:00Z</meta:creation-date>
    <dc:date>2020-11-13T18:38:57.673000000</dc:date>
    <meta:editing-cycles>7</meta:editing-cycles>
    <meta:editing-duration>PT3H20M26S</meta:editing-duration>
    <meta:document-statistic meta:table-count="1" meta:image-count="1" meta:object-count="0" meta:page-count="3" meta:paragraph-count="136" meta:word-count="475" meta:character-count="2825" meta:non-whitespace-character-count="2487"/>
    <meta:template xlink:type="simple" xlink:actuate="onRequest" xlink:title="" xlink:href="../TEIn%20161020.odt/cours1.ott"/>
  </office:meta>
</office:document-meta>
</file>